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691cm"/>
    </style:style>
    <style:style style:name="gr2" style:family="graphic" style:parent-style-name="standard">
      <style:graphic-properties draw:stroke="none" svg:stroke-color="#000000" draw:fill="none" draw:fill-color="#ffffff" fo:min-height="1.147cm"/>
    </style:style>
    <style:style style:name="gr3" style:family="graphic" style:parent-style-name="standard">
      <style:graphic-properties svg:stroke-width="0.035cm" draw:marker-start-width="0.252cm" draw:marker-end-width="0.252cm" draw:fill-color="#ffcc00" draw:opacity="50%" draw:textarea-horizontal-align="justify" draw:textarea-vertical-align="middle" draw:auto-grow-height="false" fo:min-height="11.527cm" fo:min-width="16.23cm" fo:padding-top="0.142cm" fo:padding-bottom="0.142cm" fo:padding-left="0.267cm" fo:padding-right="0.267cm"/>
    </style:style>
    <style:style style:name="gr4" style:family="graphic" style:parent-style-name="standard">
      <style:graphic-properties draw:fill-color="#99ff99" draw:textarea-horizontal-align="justify" draw:textarea-vertical-align="middle" draw:auto-grow-height="false" fo:min-height="1.02cm" fo:min-width="0.77cm"/>
    </style:style>
    <style:style style:name="gr5" style:family="graphic" style:parent-style-name="standard">
      <style:graphic-properties draw:fill-color="#99ff99" draw:textarea-horizontal-align="justify" draw:textarea-vertical-align="middle" draw:auto-grow-height="false" fo:min-height="1.02cm" fo:min-width="1.532cm"/>
    </style:style>
    <style:style style:name="gr6" style:family="graphic" style:parent-style-name="standard">
      <style:graphic-properties draw:fill-color="#ff6600" draw:textarea-horizontal-align="justify" draw:textarea-vertical-align="middle" draw:auto-grow-height="false" fo:min-height="1.02cm" fo:min-width="2.04cm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 fo:min-height="1.02cm" fo:min-width="2.04cm"/>
    </style:style>
    <style:style style:name="gr8" style:family="graphic" style:parent-style-name="standard">
      <style:graphic-properties draw:fill-color="#66cc00" draw:textarea-horizontal-align="justify" draw:textarea-vertical-align="middle" draw:auto-grow-height="false" fo:min-height="0.379cm" fo:min-width="0.129cm"/>
    </style:style>
    <style:style style:name="gr9" style:family="graphic" style:parent-style-name="standard">
      <style:graphic-properties draw:fill-color="#66ffff" draw:textarea-horizontal-align="justify" draw:textarea-vertical-align="middle" draw:auto-grow-height="false" fo:min-height="1.02cm" fo:min-width="1.278cm"/>
    </style:style>
    <style:style style:name="gr10" style:family="graphic" style:parent-style-name="objectwithoutfill">
      <style:graphic-properties svg:stroke-width="0.018cm" svg:stroke-color="#000000" draw:marker-start-width="0.226cm" draw:marker-end="Arrow" draw:marker-end-width="0.326cm" draw:fill="none" draw:opacity="100%" draw:textarea-vertical-align="middle" fo:padding-top="0.133cm" fo:padding-bottom="0.133cm" fo:padding-left="0.258cm" fo:padding-right="0.258cm"/>
    </style:style>
    <style:style style:name="gr11" style:family="graphic" style:parent-style-name="standard">
      <style:graphic-properties draw:fill-color="#0000cc" draw:textarea-horizontal-align="justify" draw:textarea-vertical-align="middle" draw:auto-grow-height="false" fo:min-height="0.741cm" fo:min-width="2.04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fill-color="#0000cc" draw:textarea-horizontal-align="justify" draw:textarea-vertical-align="middle" draw:auto-grow-height="false" fo:min-height="0.741cm" fo:min-width="2.795cm"/>
    </style:style>
    <style:style style:name="gr14" style:family="graphic" style:parent-style-name="standard">
      <style:graphic-properties draw:fill-color="#0000cc" draw:textarea-horizontal-align="justify" draw:textarea-vertical-align="middle" draw:auto-grow-height="false" fo:min-height="0.741cm" fo:min-width="3.059cm"/>
    </style:style>
    <style:style style:name="gr15" style:family="graphic" style:parent-style-name="standard">
      <style:graphic-properties draw:fill-color="#0000cc" draw:textarea-horizontal-align="justify" draw:textarea-vertical-align="middle" draw:auto-grow-height="false" fo:min-height="0.741cm" fo:min-width="3.465cm"/>
    </style:style>
    <style:style style:name="gr16" style:family="graphic" style:parent-style-name="standard">
      <style:graphic-properties draw:fill-color="#0000cc" draw:textarea-horizontal-align="justify" draw:textarea-vertical-align="middle" draw:auto-grow-height="false" fo:min-height="0.741cm" fo:min-width="2.088cm"/>
    </style:style>
    <style:style style:name="gr17" style:family="graphic" style:parent-style-name="standard">
      <style:graphic-properties svg:stroke-width="0.035cm" draw:marker-start-width="0.252cm" draw:marker-end-width="0.252cm" draw:fill-color="#99ff99" draw:textarea-horizontal-align="justify" draw:textarea-vertical-align="middle" draw:auto-grow-height="false" fo:min-height="1.02cm" fo:min-width="1.027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draw:marker-start-width="0.252cm" draw:marker-end-width="0.252cm" draw:fill-color="#99ff99" draw:textarea-horizontal-align="justify" draw:textarea-vertical-align="middle" draw:auto-grow-height="false" fo:min-height="1.02cm" fo:min-width="1.532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draw:marker-start-width="0.252cm" draw:marker-end-width="0.252cm" draw:fill-color="#66cc00" draw:textarea-horizontal-align="justify" draw:textarea-vertical-align="middle" draw:auto-grow-height="false" fo:min-height="0.379cm" fo:min-width="0.129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draw:marker-start-width="0.252cm" draw:marker-end-width="0.252cm" draw:fill-color="#ffcc00" draw:textarea-horizontal-align="justify" draw:textarea-vertical-align="middle" draw:auto-grow-height="false" fo:min-height="1.02cm" fo:min-width="3.437cm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draw:marker-start-width="0.252cm" draw:marker-end-width="0.252cm" draw:fill-color="#66cc00" draw:textarea-horizontal-align="justify" draw:textarea-vertical-align="middle" draw:auto-grow-height="false" fo:min-height="0.345cm" fo:min-width="0.095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draw:marker-start-width="0.252cm" draw:marker-end-width="0.252cm" draw:fill-color="#ffcc00" draw:textarea-horizontal-align="justify" draw:textarea-vertical-align="middle" draw:auto-grow-height="false" fo:min-height="0.986cm" fo:min-width="3.403cm" fo:padding-top="0.142cm" fo:padding-bottom="0.142cm" fo:padding-left="0.267cm" fo:padding-right="0.267cm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5" style:family="paragraph">
      <loext:graphic-properties draw:fill-color="#ffcc00" draw:opacity="50%"/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fill-color="#99ff99"/>
      <style:paragraph-properties fo:text-align="center"/>
      <style:text-properties fo:font-size="18pt"/>
    </style:style>
    <style:style style:name="P8" style:family="paragraph">
      <loext:graphic-properties draw:fill-color="#ff6600"/>
      <style:paragraph-properties fo:text-align="center"/>
      <style:text-properties fo:font-size="18pt"/>
    </style:style>
    <style:style style:name="P9" style:family="paragraph">
      <loext:graphic-properties draw:fill-color="#ffff00"/>
      <style:paragraph-properties fo:text-align="center"/>
      <style:text-properties fo:font-size="18pt"/>
    </style:style>
    <style:style style:name="P10" style:family="paragraph">
      <style:paragraph-properties fo:text-align="center"/>
      <style:text-properties fo:font-size="18pt" fo:font-weight="normal"/>
    </style:style>
    <style:style style:name="P11" style:family="paragraph">
      <loext:graphic-properties draw:fill-color="#66cc00"/>
      <style:paragraph-properties fo:text-align="center"/>
      <style:text-properties fo:font-size="18pt" fo:font-weight="normal"/>
    </style:style>
    <style:style style:name="P12" style:family="paragraph">
      <loext:graphic-properties draw:fill-color="#66ffff"/>
      <style:paragraph-properties fo:text-align="center"/>
      <style:text-properties fo:font-size="18pt"/>
    </style:style>
    <style:style style:name="P13" style:family="paragraph">
      <loext:graphic-properties draw:fill="none" draw:opacity="100%"/>
      <style:paragraph-properties fo:text-align="center"/>
    </style:style>
    <style:style style:name="P14" style:family="paragraph">
      <style:paragraph-properties fo:text-align="center"/>
      <style:text-properties fo:color="#ffffff" fo:font-size="18pt"/>
    </style:style>
    <style:style style:name="P15" style:family="paragraph">
      <loext:graphic-properties draw:fill-color="#0000cc"/>
      <style:paragraph-properties fo:text-align="center"/>
      <style:text-properties fo:color="#ffffff" fo:font-size="1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cc00"/>
      <style:paragraph-properties fo:text-align="center"/>
      <style:text-properties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cm" svg:height="8.783cm" svg:x="1cm" svg:y="3.012cm">
          <draw:text-box>
            <text:p>Delay met feedback, modulatie (chorus), en diffusie</text:p>
            <text:p/>
            <text:p>De delay bestaat uit meerdere delaylijnen. Door in de feedbackloops daarvan allpass filters te verwerken zal de delay enigzins klinken als galm.</text:p>
            <text:p/>
            <text:p>Aanpasbare parameters:</text:p>
            <text:p text:style-name="P1">- Delay time (ms)</text:p>
            <text:p text:style-name="P1">- Modulation amount</text:p>
            <text:p text:style-name="P1">- Modulation rate</text:p>
            <text:p text:style-name="P1">- Feedback</text:p>
            <text:p>- Diffusion (?)</text:p>
          </draw:text-box>
        </draw:frame>
        <draw:frame draw:style-name="gr2" draw:text-style-name="P4" draw:layer="layout" svg:width="19cm" svg:height="1.397cm" svg:x="1cm" svg:y="1.001cm">
          <draw:text-box>
            <text:p text:style-name="P3"><text:span text:style-name="T1">Audio effect CSD2c</text:span></text:p>
          </draw:text-box>
        </draw:frame>
      </draw:page>
      <draw:page draw:name="page2" draw:style-name="dp1" draw:master-page-name="Default">
        <draw:custom-shape draw:style-name="gr3" draw:text-style-name="P5" draw:layer="layout" svg:width="16.764cm" svg:height="11.811cm" svg:x="2.016cm" svg:y="2.397cm">
          <text:p text:style-name="P6"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9cm" svg:height="1.397cm" svg:x="1cm" svg:y="1cm">
          <draw:text-box>
            <text:p text:style-name="P3"><text:span text:style-name="T1">A single delay line:</text:span></text:p>
          </draw:text-box>
        </draw:frame>
        <draw:custom-shape draw:style-name="gr4" draw:text-style-name="P7" xml:id="id5" draw:id="id5" draw:layer="layout" svg:width="1.27cm" svg:height="1.27cm" svg:x="2.4cm" svg:y="9.467cm">
          <text:p text:style-name="P6">In</text:p>
          <draw:enhanced-geometry svg:viewBox="0 0 21600 21600" draw:type="rectangle" draw:enhanced-path="M 0 0 L 21600 0 21600 21600 0 21600 0 0 Z N"/>
        </draw:custom-shape>
        <draw:custom-shape draw:style-name="gr5" draw:text-style-name="P7" xml:id="id6" draw:id="id6" draw:layer="layout" svg:width="2.032cm" svg:height="1.27cm" svg:x="16.356cm" svg:y="9.467cm">
          <text:p text:style-name="P6">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2" draw:id="id2" draw:layer="layout" svg:width="2.54cm" svg:height="1.27cm" svg:x="6.676cm" svg:y="9.467cm">
          <text:p text:style-name="P6">Delay</text:p>
          <draw:enhanced-geometry svg:viewBox="0 0 21600 21600" draw:type="rectangle" draw:enhanced-path="M 0 0 L 21600 0 21600 21600 0 21600 0 0 Z N"/>
        </draw:custom-shape>
        <draw:custom-shape draw:style-name="gr7" draw:text-style-name="P9" xml:id="id3" draw:id="id3" draw:layer="layout" svg:width="2.54cm" svg:height="1.27cm" svg:x="10.484cm" svg:y="9.467cm">
          <text:p text:style-name="P6">Allpass</text:p>
          <draw:enhanced-geometry svg:viewBox="0 0 21600 21600" draw:type="rectangle" draw:enhanced-path="M 0 0 L 21600 0 21600 21600 0 21600 0 0 Z N"/>
        </draw:custom-shape>
        <draw:custom-shape draw:style-name="gr8" draw:text-style-name="P11" xml:id="id4" draw:id="id4" draw:layer="layout" svg:width="0.889cm" svg:height="0.889cm" svg:x="14.292cm" svg:y="9.658cm">
          <text:p text:style-name="P10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1.778cm" svg:height="1.27cm" svg:x="9.057cm" svg:y="2.752cm">
          <text:p text:style-name="P6">LFO</text:p>
          <draw:enhanced-geometry svg:viewBox="0 0 21600 21600" draw:type="rectangle" draw:enhanced-path="M 0 0 L 21600 0 21600 21600 0 21600 0 0 Z N"/>
        </draw:custom-shape>
        <draw:custom-shape draw:style-name="gr8" draw:text-style-name="P11" xml:id="id1" draw:id="id1" draw:layer="layout" svg:width="0.889cm" svg:height="0.889cm" svg:x="4.902cm" svg:y="9.658cm">
          <text:p text:style-name="P10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3" draw:layer="layout" svg:x1="5.791cm" svg:y1="10.102cm" svg:x2="6.676cm" svg:y2="10.102cm" draw:start-shape="id1" draw:start-glue-point="10" draw:end-shape="id2" draw:end-glue-point="3" svg:d="M5791 10102h885" svg:viewBox="0 0 886 1">
          <text:p/>
        </draw:connector>
        <draw:connector draw:style-name="gr10" draw:text-style-name="P13" draw:layer="layout" svg:x1="9.216cm" svg:y1="10.102cm" svg:x2="10.484cm" svg:y2="10.102cm" draw:start-shape="id2" draw:start-glue-point="1" draw:end-shape="id3" svg:d="M9216 10102h1268" svg:viewBox="0 0 1269 1">
          <text:p/>
        </draw:connector>
        <draw:connector draw:style-name="gr10" draw:text-style-name="P13" draw:layer="layout" svg:x1="13.024cm" svg:y1="10.102cm" svg:x2="14.292cm" svg:y2="10.102cm" draw:start-shape="id3" draw:start-glue-point="1" draw:end-shape="id4" draw:end-glue-point="6" svg:d="M13024 10102h1268" svg:viewBox="0 0 1269 1">
          <text:p/>
        </draw:connector>
        <draw:connector draw:style-name="gr10" draw:text-style-name="P13" draw:layer="layout" svg:x1="3.67cm" svg:y1="10.102cm" svg:x2="4.902cm" svg:y2="10.102cm" draw:start-shape="id5" draw:start-glue-point="1" draw:end-shape="id1" draw:end-glue-point="6" svg:d="M3670 10102h1232" svg:viewBox="0 0 1233 1">
          <text:p/>
        </draw:connector>
        <draw:connector draw:style-name="gr10" draw:text-style-name="P13" draw:layer="layout" svg:x1="15.181cm" svg:y1="10.102cm" svg:x2="16.356cm" svg:y2="10.102cm" draw:start-shape="id4" draw:start-glue-point="10" draw:end-shape="id6" draw:end-glue-point="3" svg:d="M15181 10102h1175" svg:viewBox="0 0 1176 1">
          <text:p/>
        </draw:connector>
        <draw:custom-shape draw:style-name="gr8" draw:text-style-name="P11" xml:id="id7" draw:id="id7" draw:layer="layout" svg:width="0.889cm" svg:height="0.889cm" svg:x="4.902cm" svg:y="11.358cm">
          <text:p text:style-name="P10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3" draw:layer="layout" svg:x1="14.736cm" svg:y1="10.547cm" svg:x2="5.791cm" svg:y2="11.802cm" draw:start-shape="id4" draw:start-glue-point="8" draw:end-shape="id7" draw:end-glue-point="10" svg:d="M14736 10547v1255h-8945" svg:viewBox="0 0 8946 1256">
          <text:p/>
        </draw:connector>
        <draw:connector draw:style-name="gr10" draw:text-style-name="P13" draw:layer="layout" svg:x1="5.346cm" svg:y1="11.358cm" svg:x2="5.346cm" svg:y2="10.547cm" draw:start-shape="id7" draw:start-glue-point="4" draw:end-shape="id1" draw:end-glue-point="8" svg:d="M5346 11358v-811" svg:viewBox="0 0 1 812">
          <text:p/>
        </draw:connector>
        <draw:custom-shape draw:style-name="gr11" draw:text-style-name="P15" xml:id="id8" draw:id="id8" draw:layer="layout" svg:width="2.54cm" svg:height="0.991cm" svg:x="4.076cm" svg:y="12.937cm">
          <text:p text:style-name="P14"><text:span text:style-name="T2">feed</text:span><text:span text:style-name="T2">back</text:span></text:p>
          <draw:enhanced-geometry svg:viewBox="0 0 21600 21600" draw:type="rectangle" draw:enhanced-path="M 0 0 L 21600 0 21600 21600 0 21600 0 0 Z N"/>
        </draw:custom-shape>
        <draw:connector draw:style-name="gr12" draw:text-style-name="P16" draw:layer="layout" svg:x1="5.346cm" svg:y1="12.937cm" svg:x2="5.346cm" svg:y2="12.247cm" draw:start-shape="id8" draw:start-glue-point="0" draw:end-shape="id7" draw:end-glue-point="8" svg:d="M5346 12937v-690" svg:viewBox="0 0 1 691">
          <text:p/>
        </draw:connector>
        <draw:custom-shape draw:style-name="gr13" draw:text-style-name="P15" xml:id="id9" draw:id="id9" draw:layer="layout" svg:width="3.295cm" svg:height="0.991cm" svg:x="11.138cm" svg:y="4.704cm">
          <text:p text:style-name="P14"><text:span text:style-name="T2">mod amount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10" draw:id="id10" draw:layer="layout" svg:width="0.889cm" svg:height="0.889cm" svg:x="9.502cm" svg:y="4.755cm">
          <text:p text:style-name="P10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6" draw:layer="layout" svg:x1="11.138cm" svg:y1="5.199cm" svg:x2="10.391cm" svg:y2="5.199cm" draw:start-shape="id9" draw:start-glue-point="3" draw:end-shape="id10" draw:end-glue-point="10" svg:d="M11138 5199h-747" svg:viewBox="0 0 748 1">
          <text:p/>
        </draw:connector>
        <draw:connector draw:style-name="gr12" draw:text-style-name="P16" draw:layer="layout" svg:x1="9.946cm" svg:y1="4.022cm" svg:x2="9.946cm" svg:y2="4.755cm" draw:end-shape="id10" draw:end-glue-point="4" svg:d="M9946 4022v733" svg:viewBox="0 0 1 734">
          <text:p/>
        </draw:connector>
        <draw:custom-shape draw:style-name="gr14" draw:text-style-name="P15" xml:id="id11" draw:id="id11" draw:layer="layout" svg:width="3.559cm" svg:height="0.991cm" svg:x="11.538cm" svg:y="2.892cm">
          <text:p text:style-name="P14"><text:span text:style-name="T2">mod </text:span><text:span text:style-name="T2">rate </text:span><text:span text:style-name="T2">(hz)</text:span></text:p>
          <draw:enhanced-geometry svg:viewBox="0 0 21600 21600" draw:type="rectangle" draw:enhanced-path="M 0 0 L 21600 0 21600 21600 0 21600 0 0 Z N"/>
        </draw:custom-shape>
        <draw:connector draw:style-name="gr12" draw:text-style-name="P16" draw:layer="layout" svg:x1="11.538cm" svg:y1="3.387cm" svg:x2="10.835cm" svg:y2="3.387cm" draw:start-shape="id11" draw:start-glue-point="3" svg:d="M11538 3387h-703" svg:viewBox="0 0 704 1">
          <text:p/>
        </draw:connector>
        <draw:custom-shape draw:style-name="gr15" draw:text-style-name="P15" xml:id="id13" draw:id="id13" draw:layer="layout" svg:width="3.965cm" svg:height="0.991cm" svg:x="2.778cm" svg:y="4.704cm">
          <text:p text:style-name="P14"><text:span text:style-name="T2">d</text:span><text:span text:style-name="T2">el</text:span><text:span text:style-name="T2">a</text:span><text:span text:style-name="T2">y </text:span><text:span text:style-name="T2">ti</text:span><text:span text:style-name="T2">m</text:span><text:span text:style-name="T2">e </text:span><text:span text:style-name="T2">(</text:span><text:span text:style-name="T2">m</text:span><text:span text:style-name="T2">s)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12" draw:id="id12" draw:layer="layout" svg:width="0.889cm" svg:height="0.889cm" svg:x="7.502cm" svg:y="4.755cm">
          <text:p text:style-name="P10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6" draw:layer="layout" svg:x1="7.946cm" svg:y1="5.644cm" svg:x2="7.946cm" svg:y2="9.467cm" draw:start-shape="id12" draw:start-glue-point="8" draw:end-shape="id2" draw:end-glue-point="0" svg:d="M7946 5644v3823" svg:viewBox="0 0 1 3824">
          <text:p/>
        </draw:connector>
        <draw:connector draw:style-name="gr12" draw:text-style-name="P16" draw:layer="layout" svg:x1="9.502cm" svg:y1="5.199cm" svg:x2="8.391cm" svg:y2="5.199cm" draw:start-shape="id10" draw:start-glue-point="6" draw:end-shape="id12" draw:end-glue-point="10" svg:d="M9502 5199h-1111" svg:viewBox="0 0 1112 1">
          <text:p/>
        </draw:connector>
        <draw:connector draw:style-name="gr12" draw:text-style-name="P16" draw:layer="layout" svg:x1="6.743cm" svg:y1="5.199cm" svg:x2="7.502cm" svg:y2="5.199cm" draw:start-shape="id13" draw:start-glue-point="1" draw:end-shape="id12" draw:end-glue-point="6" svg:d="M6743 5199h759" svg:viewBox="0 0 760 1">
          <text:p/>
        </draw:connector>
        <draw:custom-shape draw:style-name="gr16" draw:text-style-name="P15" xml:id="id14" draw:id="id14" draw:layer="layout" svg:width="2.588cm" svg:height="0.991cm" svg:x="10.46cm" svg:y="7.704cm">
          <text:p text:style-name="P14"><text:span text:style-name="T2">diff</text:span><text:span text:style-name="T2">usi</text:span><text:span text:style-name="T2">on</text:span></text:p>
          <draw:enhanced-geometry svg:viewBox="0 0 21600 21600" draw:type="rectangle" draw:enhanced-path="M 0 0 L 21600 0 21600 21600 0 21600 0 0 Z N"/>
        </draw:custom-shape>
        <draw:connector draw:style-name="gr12" draw:text-style-name="P16" draw:layer="layout" svg:x1="11.754cm" svg:y1="8.695cm" svg:x2="11.754cm" svg:y2="9.467cm" draw:start-shape="id14" draw:start-glue-point="2" draw:end-shape="id3" draw:end-glue-point="0" svg:d="M11754 8695v772" svg:viewBox="0 0 1 773">
          <text:p/>
        </draw:connector>
      </draw:page>
      <draw:page draw:name="page3" draw:style-name="dp1" draw:master-page-name="Default">
        <draw:frame draw:style-name="gr2" draw:text-style-name="P4" draw:layer="layout" svg:width="19cm" svg:height="1.397cm" svg:x="1cm" svg:y="1.001cm">
          <draw:text-box>
            <text:p text:style-name="P3"><text:span text:style-name="T1">T</text:span><text:span text:style-name="T1">h</text:span><text:span text:style-name="T1">e </text:span><text:span text:style-name="T1">e</text:span><text:span text:style-name="T1">ff</text:span><text:span text:style-name="T1">e</text:span><text:span text:style-name="T1">c</text:span><text:span text:style-name="T1">t</text:span></text:p>
          </draw:text-box>
        </draw:frame>
        <draw:custom-shape draw:style-name="gr17" draw:text-style-name="P7" xml:id="id15" draw:id="id15" draw:layer="layout" svg:width="1.527cm" svg:height="1.27cm" svg:x="2.343cm" svg:y="3.467cm">
          <text:p text:style-name="P6">In L</text:p>
          <draw:enhanced-geometry svg:viewBox="0 0 21600 21600" draw:type="rectangle" draw:enhanced-path="M 0 0 L 21600 0 21600 21600 0 21600 0 0 Z N"/>
        </draw:custom-shape>
        <draw:custom-shape draw:style-name="gr18" draw:text-style-name="P7" xml:id="id19" draw:id="id19" draw:layer="layout" svg:width="2.032cm" svg:height="1.27cm" svg:x="17.156cm" svg:y="3.467cm">
          <text:p text:style-name="P6">Out 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xml:id="id18" draw:id="id18" draw:layer="layout" svg:width="0.889cm" svg:height="0.889cm" svg:x="14.192cm" svg:y="3.658cm">
          <text:p text:style-name="P10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xml:id="id23" draw:id="id23" draw:layer="layout" svg:width="2.032cm" svg:height="1.27cm" svg:x="17.156cm" svg:y="9.067cm">
          <text:p text:style-name="P6">Out 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xml:id="id20" draw:id="id20" draw:layer="layout" svg:width="1.527cm" svg:height="1.27cm" svg:x="2.343cm" svg:y="9.067cm">
          <text:p text:style-name="P6">In R</text:p>
          <draw:enhanced-geometry svg:viewBox="0 0 21600 21600" draw:type="rectangle" draw:enhanced-path="M 0 0 L 21600 0 21600 21600 0 21600 0 0 Z N"/>
        </draw:custom-shape>
        <draw:custom-shape draw:style-name="gr20" draw:text-style-name="P17" xml:id="id17" draw:id="id17" draw:layer="layout" svg:width="3.937cm" svg:height="1.27cm" svg:x="8.68cm" svg:y="3.467cm">
          <text:p text:style-name="P6">Delay line A</text:p>
          <draw:enhanced-geometry svg:viewBox="0 0 21600 21600" draw:type="rectangle" draw:enhanced-path="M 0 0 L 21600 0 21600 21600 0 21600 0 0 Z N"/>
        </draw:custom-shape>
        <draw:custom-shape draw:style-name="gr19" draw:text-style-name="P11" xml:id="id16" draw:id="id16" draw:layer="layout" svg:width="0.889cm" svg:height="0.889cm" svg:x="4.992cm" svg:y="3.658cm">
          <text:p text:style-name="P10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6" draw:layer="layout" svg:x1="3.87cm" svg:y1="4.102cm" svg:x2="4.992cm" svg:y2="4.102cm" draw:start-shape="id15" draw:start-glue-point="1" draw:end-shape="id16" svg:d="M3870 4102h1122" svg:viewBox="0 0 1123 1">
          <text:p/>
        </draw:connector>
        <draw:connector draw:style-name="gr21" draw:text-style-name="P16" draw:layer="layout" svg:x1="5.881cm" svg:y1="4.102cm" svg:x2="8.68cm" svg:y2="4.102cm" draw:start-shape="id16" draw:start-glue-point="10" draw:end-shape="id17" draw:end-glue-point="3" svg:d="M5881 4102h2799" svg:viewBox="0 0 2800 1">
          <text:p/>
        </draw:connector>
        <draw:connector draw:style-name="gr21" draw:text-style-name="P16" draw:layer="layout" svg:x1="12.617cm" svg:y1="4.102cm" svg:x2="14.192cm" svg:y2="4.102cm" draw:start-shape="id17" draw:start-glue-point="1" draw:end-shape="id18" draw:end-glue-point="6" svg:d="M12617 4102h1575" svg:viewBox="0 0 1576 1">
          <text:p/>
        </draw:connector>
        <draw:connector draw:style-name="gr21" draw:text-style-name="P16" draw:layer="layout" svg:x1="15.081cm" svg:y1="4.102cm" svg:x2="17.156cm" svg:y2="4.102cm" draw:start-shape="id18" draw:start-glue-point="10" draw:end-shape="id19" svg:d="M15081 4102h2075" svg:viewBox="0 0 2076 1">
          <text:p/>
        </draw:connector>
        <draw:custom-shape draw:style-name="gr20" draw:text-style-name="P17" xml:id="id25" draw:id="id25" draw:layer="layout" svg:width="3.937cm" svg:height="1.27cm" svg:x="8.68cm" svg:y="5.467cm">
          <text:p text:style-name="P6">Delay line B</text:p>
          <draw:enhanced-geometry svg:viewBox="0 0 21600 21600" draw:type="rectangle" draw:enhanced-path="M 0 0 L 21600 0 21600 21600 0 21600 0 0 Z N"/>
        </draw:custom-shape>
        <draw:connector draw:style-name="gr21" draw:text-style-name="P16" draw:layer="layout" svg:x1="3.87cm" svg:y1="9.702cm" svg:x2="6.292cm" svg:y2="9.702cm" draw:start-shape="id20" draw:start-glue-point="1" draw:end-shape="id21" draw:end-glue-point="3" svg:d="M3870 9702h2422" svg:viewBox="0 0 2423 1">
          <text:p/>
        </draw:connector>
        <draw:connector draw:style-name="gr21" draw:text-style-name="P16" draw:layer="layout" svg:x1="15.081cm" svg:y1="9.702cm" svg:x2="17.156cm" svg:y2="9.702cm" draw:start-shape="id22" draw:start-glue-point="10" draw:end-shape="id23" draw:end-glue-point="3" svg:d="M15081 9702h2075" svg:viewBox="0 0 2076 1">
          <text:p/>
        </draw:connector>
        <draw:custom-shape draw:style-name="gr22" draw:text-style-name="P11" xml:id="id22" draw:id="id22" draw:layer="layout" svg:width="0.889cm" svg:height="0.889cm" svg:x="14.192cm" svg:y="9.258cm">
          <text:p text:style-name="P10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7" xml:id="id24" draw:id="id24" draw:layer="layout" svg:width="3.937cm" svg:height="1.27cm" svg:x="8.68cm" svg:y="9.067cm">
          <text:p text:style-name="P6">Delay line C</text:p>
          <draw:enhanced-geometry svg:viewBox="0 0 21600 21600" draw:type="rectangle" draw:enhanced-path="M 0 0 L 21600 0 21600 21600 0 21600 0 0 Z N"/>
        </draw:custom-shape>
        <draw:custom-shape draw:style-name="gr22" draw:text-style-name="P11" xml:id="id21" draw:id="id21" draw:layer="layout" svg:width="0.889cm" svg:height="0.889cm" svg:x="6.292cm" svg:y="9.258cm">
          <text:p text:style-name="P10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6" draw:layer="layout" svg:x1="7.181cm" svg:y1="9.702cm" svg:x2="8.68cm" svg:y2="9.702cm" draw:start-shape="id21" draw:start-glue-point="10" draw:end-shape="id24" draw:end-glue-point="3" svg:d="M7181 9702h1499" svg:viewBox="0 0 1500 1">
          <text:p/>
        </draw:connector>
        <draw:connector draw:style-name="gr21" draw:text-style-name="P16" draw:layer="layout" svg:x1="12.617cm" svg:y1="9.702cm" svg:x2="14.192cm" svg:y2="9.702cm" draw:start-shape="id24" draw:start-glue-point="1" draw:end-shape="id22" draw:end-glue-point="6" svg:d="M12617 9702h1575" svg:viewBox="0 0 1576 1">
          <text:p/>
        </draw:connector>
        <draw:custom-shape draw:style-name="gr23" draw:text-style-name="P17" xml:id="id26" draw:id="id26" draw:layer="layout" svg:width="3.937cm" svg:height="1.27cm" svg:x="8.68cm" svg:y="11.067cm">
          <text:p text:style-name="P6">Delay line D</text:p>
          <draw:enhanced-geometry svg:viewBox="0 0 21600 21600" draw:type="rectangle" draw:enhanced-path="M 0 0 L 21600 0 21600 21600 0 21600 0 0 Z N"/>
        </draw:custom-shape>
        <draw:connector draw:style-name="gr12" draw:text-style-name="P16" draw:layer="layout" draw:type="line" svg:x1="10.648cm" svg:y1="4.737cm" svg:x2="10.648cm" svg:y2="5.467cm" draw:start-shape="id17" draw:start-glue-point="2" draw:end-shape="id25" draw:end-glue-point="0" svg:d="M10648 4737v730" svg:viewBox="0 0 1 731">
          <text:p/>
        </draw:connector>
        <draw:connector draw:style-name="gr12" draw:text-style-name="P16" draw:layer="layout" draw:type="line" svg:x1="10.648cm" svg:y1="10.337cm" svg:x2="10.648cm" svg:y2="11.067cm" draw:start-shape="id24" draw:start-glue-point="2" draw:end-shape="id26" draw:end-glue-point="0" svg:d="M10648 10337v730" svg:viewBox="0 0 1 731">
          <text:p/>
        </draw:connector>
        <draw:connector draw:style-name="gr12" draw:text-style-name="P16" draw:layer="layout" svg:x1="10.648cm" svg:y1="12.337cm" svg:x2="5.436cm" svg:y2="4.547cm" draw:start-shape="id26" draw:start-glue-point="2" draw:end-shape="id16" draw:end-glue-point="8" svg:d="M10648 12337v518h-5212v-8308" svg:viewBox="0 0 5213 8309">
          <text:p/>
        </draw:connector>
        <draw:connector draw:style-name="gr12" draw:text-style-name="P16" draw:layer="layout" draw:type="lines" draw:line-skew="1.078cm -0.176cm" svg:x1="5.881cm" svg:y1="4.102cm" svg:x2="8.68cm" svg:y2="6.102cm" draw:start-shape="id16" draw:start-glue-point="10" draw:end-shape="id25" draw:end-glue-point="3" svg:d="M5881 4102h1596l508 2000h695" svg:viewBox="0 0 2800 2001">
          <text:p/>
        </draw:connector>
        <draw:connector draw:style-name="gr12" draw:text-style-name="P16" draw:layer="layout" draw:type="lines" draw:line-skew="-0.222cm -0.176cm" svg:x1="7.181cm" svg:y1="9.702cm" svg:x2="8.68cm" svg:y2="11.702cm" draw:start-shape="id21" draw:start-glue-point="10" draw:end-shape="id26" draw:end-glue-point="3" svg:d="M7181 9702h296l508 2000h695" svg:viewBox="0 0 1500 2001">
          <text:p/>
        </draw:connector>
        <draw:connector draw:style-name="gr12" draw:text-style-name="P16" draw:layer="layout" draw:type="lines" draw:line-skew="0cm 0.662cm" svg:x1="12.617cm" svg:y1="11.702cm" svg:x2="14.322cm" svg:y2="10.017cm" draw:start-shape="id26" draw:start-glue-point="1" draw:end-shape="id22" draw:end-glue-point="7" svg:d="M12617 11702h517l1201-1685h-13" svg:viewBox="0 0 1719 1686">
          <text:p/>
        </draw:connector>
        <draw:connector draw:style-name="gr12" draw:text-style-name="P16" draw:layer="layout" draw:type="lines" draw:line-skew="0cm 0.662cm" svg:x1="12.617cm" svg:y1="6.102cm" svg:x2="14.322cm" svg:y2="4.417cm" draw:start-shape="id25" draw:start-glue-point="1" draw:end-shape="id18" draw:end-glue-point="7" svg:d="M12617 6102h517l1201-1685h-13" svg:viewBox="0 0 1719 1686">
          <text:p/>
        </draw:connector>
        <draw:connector draw:style-name="gr12" draw:text-style-name="P16" draw:layer="layout" draw:type="lines" draw:line-skew="-0.178cm -0.2cm" svg:x1="10.648cm" svg:y1="6.737cm" svg:x2="6.736cm" svg:y2="9.258cm" draw:start-shape="id25" draw:start-glue-point="2" draw:end-shape="id21" draw:end-glue-point="4" svg:d="M10648 6737v340l-3912 1462v719" svg:viewBox="0 0 3913 25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3T10:42:04.195527623</meta:creation-date>
    <dc:date>2018-03-19T13:28:11.376544417</dc:date>
    <meta:editing-duration>PT1H58M24S</meta:editing-duration>
    <meta:editing-cycles>20</meta:editing-cycles>
    <meta:generator>LibreOffice/5.1.6.2$Linux_X86_64 LibreOffice_project/10m0$Build-2</meta:generator>
    <meta:document-statistic meta:object-count="63"/>
  </office:meta>
</office:document-meta>
</file>